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261.84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27.1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195.14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172.26pt"/>
    </style:style>
    <style:style style:name="co12" style:family="table-column">
      <style:table-column-properties fo:break-before="auto" style:column-width="167.41pt"/>
    </style:style>
    <style:style style:name="co13" style:family="table-column">
      <style:table-column-properties fo:break-before="auto" style:column-width="272.95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189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ta1" style:family="table" style:master-page-name="PageStyle_5f_History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 tableooo:tab-color="#ff0000"/>
    </style:style>
    <style:style style:name="ta3" style:family="table" style:master-page-name="PageStyle_5f_Log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!=SUM([.D19:.F19])" style:apply-style-name="ConditionalStyle_5f_1" style:base-cell-address="Summary.C19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27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1&quot;;&quot;P2&quot;;&quot;P3&quot;)" table:allow-empty-cell="true" table:display-list="unsorted" table:base-cell-address="Login.D3"/>
        <table:content-validation table:name="val2" table:condition="of:cell-content-is-in-list(&quot;Pass&quot;;&quot;Fail&quot;;&quot;N/A&quot;;&quot;N/T&quot;;&quot;Result&quot;)" table:allow-empty-cell="true" table:display-list="unsorted" table:base-cell-address="Login.H3"/>
      </table:content-validations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History</text:p>
          </table:table-cell>
          <table:covered-table-cell table:number-columns-repeated="2" table:style-name="ce15"/>
          <table:covered-table-cell table:style-name="ce2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날짜</text:p>
          </table:table-cell>
          <table:table-cell table:style-name="ce16" office:value-type="string" calcext:value-type="string">
            <text:p>내역</text:p>
          </table:table-cell>
          <table:table-cell table:style-name="ce16" office:value-type="string" calcext:value-type="string">
            <text:p>TC Version</text:p>
          </table:table-cell>
          <table:table-cell table:style-name="ce16" office:value-type="string" calcext:value-type="string">
            <text:p>작성자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7" office:value-type="date" office:date-value="2025-12-10" calcext:value-type="date">
            <text:p>2025. 12. 10</text:p>
          </table:table-cell>
          <table:table-cell table:style-name="ce17" office:value-type="string" calcext:value-type="string">
            <text:p>최초 작성</text:p>
          </table:table-cell>
          <table:table-cell table:style-name="ce20" office:value-type="string" calcext:value-type="string">
            <text:p>v1.0</text:p>
          </table:table-cell>
          <table:table-cell table:style-name="ce20" office:value-type="string" calcext:value-type="string">
            <text:p>허은진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 table:number-rows-repeated="4">
          <table:table-cell table:style-name="ce2"/>
          <table:table-cell table:style-name="ce9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 table:number-rows-repeated="11">
          <table:table-cell table:style-name="ce2"/>
          <table:table-cell table:style-name="ce8"/>
          <table:table-cell table:style-name="ce18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/>
          <table:table-cell table:style-name="ce19" table:number-columns-repeated="3"/>
          <table:table-cell table:style-name="ce2"/>
          <table:table-cell table:number-columns-repeated="1018"/>
        </table:table-row>
        <table:table-row table:style-name="ro1" table:number-rows-repeated="2">
          <table:table-cell table:style-name="ce2"/>
          <table:table-cell table:style-name="ce11"/>
          <table:table-cell table:style-name="ce19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12" office:value-type="string" calcext:value-type="string" table:number-columns-spanned="4" table:number-rows-spanned="1">
            <text:p>테스트 케이스 결과값 기준 안내</text:p>
          </table:table-cell>
          <table:covered-table-cell table:number-columns-repeated="2" table:style-name="ce15"/>
          <table:covered-table-cell table:style-name="ce2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>
            <text:p>Pass</text:p>
          </table:table-cell>
          <table:table-cell table:style-name="ce17" office:value-type="string" calcext:value-type="string" table:number-columns-spanned="3" table:number-rows-spanned="1">
            <text:p>기대 결과와 일치하는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Fail</text:p>
          </table:table-cell>
          <table:table-cell table:style-name="ce17" office:value-type="string" calcext:value-type="string" table:number-columns-spanned="3" table:number-rows-spanned="1">
            <text:p>기대 결과와 일치하지 않는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기능 구현이 되어 있지 않은 경우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N/A</text:p>
          </table:table-cell>
          <table:table-cell table:style-name="ce17" office:value-type="string" calcext:value-type="string" table:number-columns-spanned="3" table:number-rows-spanned="1">
            <text:p>테스트가 불가능한 경우</text:p>
            <text:p>- 다른 이슈로 인해 확인이 불가능</text:p>
            <text:p>- 테스트 환경으로 인해 진행이 불가능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테스트 진행 도중 정책 변경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3" office:value-type="string" calcext:value-type="string" table:number-columns-spanned="1" table:number-rows-spanned="2">
            <text:p>N/T</text:p>
          </table:table-cell>
          <table:table-cell table:style-name="ce17" office:value-type="string" calcext:value-type="string" table:number-columns-spanned="3" table:number-rows-spanned="1">
            <text:p>테스트 범위 제외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>
          <table:table-cell table:style-name="ce2"/>
          <table:covered-table-cell table:style-name="ce14"/>
          <table:table-cell table:style-name="ce17" office:value-type="string" calcext:value-type="string" table:number-columns-spanned="3" table:number-rows-spanned="1">
            <text:p>테스트 케이스 오류</text:p>
          </table:table-cell>
          <table:covered-table-cell table:style-name="ce21"/>
          <table:covered-table-cell table:style-name="ce23"/>
          <table:table-cell table:style-name="ce2"/>
          <table:table-cell table:number-columns-repeated="1018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3"/>
          <table:table-cell table:style-name="ce27" table:number-columns-repeated="4"/>
          <table:table-cell table:style-name="ce24" table:number-columns-repeated="5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table-cell table:style-name="ce28" office:value-type="string" calcext:value-type="string" table:number-columns-spanned="1" table:number-rows-spanned="3">
            <text:p>검증 개요</text:p>
          </table:table-cell>
          <table:table-cell table:style-name="ce29" office:value-type="string" calcext:value-type="string">
            <text:p>검증 기간</text:p>
          </table:table-cell>
          <table:table-cell table:style-name="ce39" office:value-type="string" calcext:value-type="string" table:number-columns-spanned="6" table:number-rows-spanned="1">
            <text:p>25. 12. 10 ~ 25. 12. 12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covered-table-cell table:style-name="ce34"/>
          <table:table-cell table:style-name="ce29" office:value-type="string" calcext:value-type="string">
            <text:p>검증 버전</text:p>
          </table:table-cell>
          <table:table-cell table:style-name="ce39" office:value-type="string" calcext:value-type="string" table:number-columns-spanned="6" table:number-rows-spanned="1">
            <text:p>25.39.0 (113900)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2"/>
          <table:covered-table-cell table:style-name="ce14"/>
          <table:table-cell table:style-name="ce29" office:value-type="string" calcext:value-type="string">
            <text:p>기획서 버전</text:p>
          </table:table-cell>
          <table:table-cell table:style-name="ce39" office:value-type="string" calcext:value-type="string" table:number-columns-spanned="6" table:number-rows-spanned="1">
            <text:p>-</text:p>
          </table:table-cell>
          <table:covered-table-cell table:number-columns-repeated="4" table:style-name="ce15"/>
          <table:covered-table-cell table:style-name="ce22"/>
          <table:table-cell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 table:number-rows-repeated="2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/>
          <table:table-cell table:style-name="ce25"/>
          <table:table-cell table:style-name="ce28" office:value-type="string" calcext:value-type="string">
            <text:p>검증 의견</text:p>
          </table:table-cell>
          <table:table-cell table:style-name="ce38" office:value-type="string" calcext:value-type="string">
            <text:p>코멘트</text:p>
          </table:table-cell>
          <table:table-cell table:style-name="ce40" office:value-type="string" calcext:value-type="string" table:number-columns-spanned="6" table:number-rows-spanned="1">
            <text:p>Fail 건 없음, 개선 사항이 다소 존재함.</text:p>
          </table:table-cell>
          <table:covered-table-cell table:number-columns-repeated="4" table:style-name="ce15"/>
          <table:covered-table-cell table:style-name="ce22"/>
          <table:table-cell table:style-name="ce24" table:number-columns-repeated="11"/>
          <table:table-cell table:style-name="ce26" table:number-columns-repeated="5"/>
          <table:table-cell table:number-columns-repeated="998"/>
        </table:table-row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3"/>
          <table:table-cell table:style-name="ce26" table:number-columns-repeated="14"/>
          <table:table-cell table:number-columns-repeated="998"/>
        </table:table-row>
        <table:table-row table:style-name="ro3">
          <table:table-cell table:style-name="ce25"/>
          <table:table-cell table:style-name="ce28" office:value-type="string" calcext:value-type="string" table:number-columns-spanned="10" table:number-rows-spanned="1">
            <text:p>Testcase 수행 내역</text:p>
          </table:table-cell>
          <table:covered-table-cell table:number-columns-repeated="8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5"/>
          <table:table-cell table:style-name="ce29" office:value-type="string" calcext:value-type="string">
            <text:p>구분</text:p>
          </table:table-cell>
          <table:table-cell table:style-name="ce29" office:value-type="string" calcext:value-type="string">
            <text:p>TC</text:p>
          </table:table-cell>
          <table:table-cell table:style-name="ce29" office:value-type="string" calcext:value-type="string">
            <text:p>수행 TC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N/A</text:p>
          </table:table-cell>
          <table:table-cell table:style-name="ce44" office:value-type="string" calcext:value-type="string">
            <text:p>N/T</text:p>
          </table:table-cell>
          <table:table-cell table:style-name="ce29" office:value-type="string" calcext:value-type="string">
            <text:p>성공률</text:p>
          </table:table-cell>
          <table:table-cell table:style-name="ce29" office:value-type="string" calcext:value-type="string">
            <text:p>결함률</text:p>
          </table:table-cell>
          <table:table-cell table:style-name="ce29" office:value-type="string" calcext:value-type="string">
            <text:p>수행률</text:p>
          </table:table-cell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5"/>
          <table:table-cell table:style-name="ce30" office:value-type="string" calcext:value-type="string">
            <text:p>Login</text:p>
          </table:table-cell>
          <table:table-cell table:style-name="ce30" table:formula="of:=SUBTOTAL(3;[$Login.$A$3:.$A$100])" office:value-type="float" office:value="14" calcext:value-type="float">
            <text:p>14</text:p>
          </table:table-cell>
          <table:table-cell table:style-name="ce30" table:formula="of:=SUM([.H13])" office:value-type="float" office:value="0" calcext:value-type="float">
            <text:p>0</text:p>
          </table:table-cell>
          <table:table-cell table:style-name="ce41" table:formula="of:=COUNTIF([$Login.$H$1:.$H$1048576]; [.$E$12])" office:value-type="float" office:value="0" calcext:value-type="float">
            <text:p>0</text:p>
          </table:table-cell>
          <table:table-cell table:style-name="ce41" table:formula="of:=COUNTIF([$Login.$H$1:.$H$1048576]; [.$F$12])" office:value-type="float" office:value="0" calcext:value-type="float">
            <text:p>0</text:p>
          </table:table-cell>
          <table:table-cell table:style-name="ce41" table:formula="of:=COUNTIF([$Login.$H$1:.$H$1048576]; [.$G$12])" office:value-type="float" office:value="0" calcext:value-type="float">
            <text:p>0</text:p>
          </table:table-cell>
          <table:table-cell table:style-name="ce45" table:formula="of:=COUNTIF([$Login.$H$1:.$H$1048576]; [.$H$12])" office:value-type="float" office:value="0" calcext:value-type="float">
            <text:p>0</text:p>
          </table:table-cell>
          <table:table-cell table:style-name="ce46" table:formula="of:=IF([.$C$13];[.$E$13]/[.$C$13];0)" office:value-type="percentage" office:value="0" calcext:value-type="percentage">
            <text:p>0.0%</text:p>
          </table:table-cell>
          <table:table-cell table:style-name="ce46" table:formula="of:=IF([.$C$13];[.$F$13]/[.$C$13];0)" office:value-type="percentage" office:value="0" calcext:value-type="percentage">
            <text:p>0.0%</text:p>
          </table:table-cell>
          <table:table-cell table:style-name="ce46" table:formula="of:=IF([.$C$13];(SUM([.E13:.H13]))/[.$C$13];0)" office:value-type="percentage" office:value="0" calcext:value-type="percentage">
            <text:p>0.0%</text:p>
          </table:table-cell>
          <table:table-cell table:style-name="ce47"/>
          <table:table-cell table:style-name="ce26" table:number-columns-repeated="2"/>
          <table:table-cell table:style-name="ce48"/>
          <table:table-cell table:style-name="ce26" table:number-columns-repeated="11"/>
          <table:table-cell table:number-columns-repeated="998"/>
        </table:table-row>
        <table:table-row table:style-name="ro1">
          <table:table-cell table:style-name="ce24"/>
          <table:table-cell table:style-name="ce29" office:value-type="string" calcext:value-type="string">
            <text:p>총 TC</text:p>
          </table:table-cell>
          <table:table-cell table:style-name="ce29" table:formula="of:=SUM([.C13])" office:value-type="float" office:value="14" calcext:value-type="float">
            <text:p>14</text:p>
          </table:table-cell>
          <table:table-cell table:style-name="ce29" table:formula="of:=SUM([.$D$13])" office:value-type="float" office:value="0" calcext:value-type="float">
            <text:p>0</text:p>
          </table:table-cell>
          <table:table-cell table:style-name="ce29" table:formula="of:=SUM([.$E$13])" office:value-type="float" office:value="0" calcext:value-type="float">
            <text:p>0</text:p>
          </table:table-cell>
          <table:table-cell table:style-name="ce29" table:formula="of:=SUM([.$F$13])" office:value-type="float" office:value="0" calcext:value-type="float">
            <text:p>0</text:p>
          </table:table-cell>
          <table:table-cell table:style-name="ce29" table:formula="of:=SUM([.$G$13])" office:value-type="float" office:value="0" calcext:value-type="float">
            <text:p>0</text:p>
          </table:table-cell>
          <table:table-cell table:style-name="ce44" table:formula="of:=SUM([.$H$13])" office:value-type="float" office:value="0" calcext:value-type="float">
            <text:p>0</text:p>
          </table:table-cell>
          <table:table-cell table:style-name="ce43" table:formula="of:=[.$E$14]/[.$C$14]" office:value-type="percentage" office:value="0" calcext:value-type="percentage">
            <text:p>0.0%</text:p>
          </table:table-cell>
          <table:table-cell table:style-name="ce43" table:formula="of:=[.$F$14]/[.$C$14]" office:value-type="percentage" office:value="0" calcext:value-type="percentage">
            <text:p>0.0%</text:p>
          </table:table-cell>
          <table:table-cell table:style-name="ce43" table:formula="of:=[.$D$14]/[.$C$14]" office:value-type="percentage" office:value="0" calcext:value-type="percentage">
            <text:p>0.0%</text:p>
          </table:table-cell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4" table:number-columns-repeated="12"/>
          <table:table-cell table:style-name="ce26" table:number-columns-repeated="14"/>
          <table:table-cell table:number-columns-repeated="998"/>
        </table:table-row>
        <table:table-row table:style-name="ro1">
          <table:table-cell table:style-name="ce26" table:number-columns-repeated="26"/>
          <table:table-cell table:number-columns-repeated="998"/>
        </table:table-row>
        <table:table-row table:style-name="ro3">
          <table:table-cell table:style-name="ce26"/>
          <table:table-cell table:style-name="ce31" office:value-type="string" calcext:value-type="string" table:number-columns-spanned="8" table:number-rows-spanned="1">
            <text:p>Testcase Priority</text:p>
          </table:table-cell>
          <table:covered-table-cell table:number-columns-repeated="6" table:style-name="ce15"/>
          <table:covered-table-cell table:style-name="ce22"/>
          <table:table-cell table:style-name="ce26" table:number-columns-repeated="17"/>
          <table:table-cell table:number-columns-repeated="998"/>
        </table:table-row>
        <table:table-row table:style-name="ro1">
          <table:table-cell table:style-name="ce26"/>
          <table:table-cell table:style-name="ce29" office:value-type="string" calcext:value-type="string">
            <text:p>구분</text:p>
          </table:table-cell>
          <table:table-cell table:style-name="ce29" office:value-type="string" calcext:value-type="string">
            <text:p>TC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2</text:p>
          </table:table-cell>
          <table:table-cell table:style-name="ce29" office:value-type="string" calcext:value-type="string">
            <text:p>P3</text:p>
          </table:table-cell>
          <table:table-cell table:style-name="ce29" office:value-type="string" calcext:value-type="string">
            <text:p>P1 rate</text:p>
          </table:table-cell>
          <table:table-cell table:style-name="ce29" office:value-type="string" calcext:value-type="string">
            <text:p>P2 rate</text:p>
          </table:table-cell>
          <table:table-cell table:style-name="ce29" office:value-type="string" calcext:value-type="string">
            <text:p>P3 rate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/>
          <table:table-cell table:style-name="ce30" office:value-type="string" calcext:value-type="string">
            <text:p>Login</text:p>
          </table:table-cell>
          <table:table-cell table:style-name="ce35" table:formula="of:=COUNTA([$Login.$A$3:.$A$100])" office:value-type="float" office:value="14" calcext:value-type="float">
            <text:p>14</text:p>
          </table:table-cell>
          <table:table-cell table:style-name="ce30" table:formula="of:=COUNTIF([$Login.$D$1:.$D$1048576];[.$D$18])" office:value-type="float" office:value="4" calcext:value-type="float">
            <text:p>4</text:p>
          </table:table-cell>
          <table:table-cell table:style-name="ce30" table:formula="of:=COUNTIF([$Login.$D$1:.$D$1048576];[.$E$18])" office:value-type="float" office:value="4" calcext:value-type="float">
            <text:p>4</text:p>
          </table:table-cell>
          <table:table-cell table:style-name="ce30" table:formula="of:=COUNTIF([$Login.$D$1:.$D$1048576];[.$F$18])" office:value-type="float" office:value="6" calcext:value-type="float">
            <text:p>6</text:p>
          </table:table-cell>
          <table:table-cell table:style-name="ce42" table:formula="of:=[.$D$19]/[.$C$19]" office:value-type="percentage" office:value="0.2857142857" calcext:value-type="percentage">
            <text:p>28.6%</text:p>
          </table:table-cell>
          <table:table-cell table:style-name="ce42" table:formula="of:=[.$E$19]/[.$C$19]" office:value-type="percentage" office:value="0.2857142857" calcext:value-type="percentage">
            <text:p>28.6%</text:p>
          </table:table-cell>
          <table:table-cell table:style-name="ce42" table:formula="of:=[.$F$19]/[.$C$19]" office:value-type="percentage" office:value="0.4285714286" calcext:value-type="percentage">
            <text:p>42.9%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/>
          <table:table-cell table:style-name="ce29" office:value-type="string" calcext:value-type="string">
            <text:p>총 TC</text:p>
          </table:table-cell>
          <table:table-cell table:style-name="ce29" table:formula="of:=SUM([.$C$19])" office:value-type="float" office:value="14" calcext:value-type="float">
            <text:p>14</text:p>
          </table:table-cell>
          <table:table-cell table:style-name="ce29" table:formula="of:=SUM([.$D$19])" office:value-type="float" office:value="4" calcext:value-type="float">
            <text:p>4</text:p>
          </table:table-cell>
          <table:table-cell table:style-name="ce29" table:formula="of:=SUM([.$E$19])" office:value-type="float" office:value="4" calcext:value-type="float">
            <text:p>4</text:p>
          </table:table-cell>
          <table:table-cell table:style-name="ce29" table:formula="of:=SUM([.$F$19])" office:value-type="float" office:value="6" calcext:value-type="float">
            <text:p>6</text:p>
          </table:table-cell>
          <table:table-cell table:style-name="ce43" table:formula="of:=[.$D$20]/[.$C$20]" office:value-type="percentage" office:value="0.2857142857" calcext:value-type="percentage">
            <text:p>28.6%</text:p>
          </table:table-cell>
          <table:table-cell table:style-name="ce43" table:formula="of:=[.$E$20]/[.$C$20]" office:value-type="percentage" office:value="0.2857142857" calcext:value-type="percentage">
            <text:p>28.6%</text:p>
          </table:table-cell>
          <table:table-cell table:style-name="ce43" table:formula="of:=[.$F$20]/[.$C$20]" office:value-type="percentage" office:value="0.4285714286" calcext:value-type="percentage">
            <text:p>42.9%</text:p>
          </table:table-cell>
          <table:table-cell table:style-name="ce26" table:number-columns-repeated="17"/>
          <table:table-cell table:number-columns-repeated="998"/>
        </table:table-row>
        <table:table-row table:style-name="ro2">
          <table:table-cell table:style-name="ce26" table:number-columns-repeated="26"/>
          <table:table-cell table:number-columns-repeated="998"/>
        </table:table-row>
        <table:table-row table:style-name="ro2">
          <table:table-cell table:style-name="ce26" table:number-columns-repeated="26"/>
          <table:table-cell table:number-columns-repeated="998"/>
        </table:table-row>
        <table:table-row table:style-name="ro3">
          <table:table-cell table:style-name="ce25"/>
          <table:table-cell table:style-name="ce32" office:value-type="string" calcext:value-type="string" table:number-columns-spanned="10" table:number-rows-spanned="1">
            <text:p>개선 및 문의 사항</text:p>
          </table:table-cell>
          <table:covered-table-cell table:number-columns-repeated="8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5"/>
          <table:table-cell table:style-name="ce29" office:value-type="string" calcext:value-type="string">
            <text:p>항목</text:p>
          </table:table-cell>
          <table:table-cell table:style-name="ce29" office:value-type="string" calcext:value-type="string" table:number-columns-spanned="9" table:number-rows-spanned="1">
            <text:p>내용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 table:number-columns-spanned="9" table:number-rows-spanned="1">
            <text:p>[개선] 네트워크 미연결 상태임을 알리는 안내문구를 추가하여 사용자가 인식할 수 있도록 사용감 개선 고려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>
          <table:table-cell table:style-name="ce2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 table:number-columns-spanned="9" table:number-rows-spanned="1">
            <text:p>[개선] 토스트 팝업의 안내문구를 사용자 친화성 향상을 위해 한글로 지원하고 그 내용을 인터넷 연결이 끊겨있다는 문장으로 변경 제안 필요</text:p>
          </table:table-cell>
          <table:covered-table-cell table:number-columns-repeated="7" table:style-name="ce15"/>
          <table:covered-table-cell table:style-name="ce22"/>
          <table:table-cell table:style-name="ce24"/>
          <table:table-cell table:style-name="ce26" table:number-columns-repeated="14"/>
          <table:table-cell table:number-columns-repeated="998"/>
        </table:table-row>
        <table:table-row table:style-name="ro2" table:number-rows-repeated="2">
          <table:table-cell table:style-name="ce24"/>
          <table:table-cell table:style-name="ce33"/>
          <table:table-cell table:style-name="ce37" table:number-columns-repeated="7"/>
          <table:table-cell table:style-name="ce24" table:number-columns-repeated="3"/>
          <table:table-cell table:style-name="ce26" table:number-columns-repeated="14"/>
          <table:table-cell table:number-columns-repeated="99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C19:Summary.C19">
            <calcext:condition calcext:apply-style-name="ConditionalStyle_1" calcext:value="!=SUM([.D19:.F19])" calcext:base-cell-address="Summary.C19"/>
          </calcext:conditional-format>
        </calcext:conditional-formats>
      </table:table>
      <table:table table:name="Login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49" table:number-columns-repeated="3"/>
          <table:table-cell table:style-name="ce54"/>
          <table:table-cell table:style-name="ce49" table:number-columns-repeated="8"/>
          <table:table-cell table:number-columns-repeated="1012"/>
        </table:table-row>
        <table:table-row table:style-name="ro1">
          <table:table-cell table:style-name="ce50" office:value-type="string" calcext:value-type="string">
            <text:p>TC_No.</text:p>
          </table:table-cell>
          <table:table-cell table:style-name="ce50" office:value-type="string" calcext:value-type="string">
            <text:p>Component</text:p>
          </table:table-cell>
          <table:table-cell table:style-name="ce50" office:value-type="string" calcext:value-type="string">
            <text:p>Description</text:p>
          </table:table-cell>
          <table:table-cell table:style-name="ce55" office:value-type="string" calcext:value-type="string">
            <text:p>Priority</text:p>
          </table:table-cell>
          <table:table-cell table:style-name="ce50" office:value-type="string" calcext:value-type="string">
            <text:p>Pre-Conditions</text:p>
          </table:table-cell>
          <table:table-cell table:style-name="ce50" office:value-type="string" calcext:value-type="string">
            <text:p>Test Step</text:p>
          </table:table-cell>
          <table:table-cell table:style-name="ce50" office:value-type="string" calcext:value-type="string">
            <text:p>Expected Result</text:p>
          </table:table-cell>
          <table:table-cell table:style-name="ce50" office:value-type="string" calcext:value-type="string">
            <text:p>Result</text:p>
          </table:table-cell>
          <table:table-cell table:style-name="ce50" office:value-type="string" calcext:value-type="string">
            <text:p>Actual Result</text:p>
          </table:table-cell>
          <table:table-cell table:style-name="ce50" office:value-type="string" calcext:value-type="string">
            <text:p>ETC</text:p>
          </table:table-cell>
          <table:table-cell table:style-name="ce50" office:value-type="string" calcext:value-type="string">
            <text:p>Tester</text:p>
          </table:table-cell>
          <table:table-cell table:style-name="ce50" office:value-type="string" calcext:value-type="string">
            <text:p>Test date</text:p>
          </table:table-cell>
          <table:table-cell table:number-columns-repeated="1012"/>
        </table:table-row>
        <table:table-row table:style-name="ro1">
          <table:table-cell table:style-name="ce51" office:value-type="string" calcext:value-type="string">
            <text:p>INSTALL_00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앱 설치 후 인터넷 네트워크 연결이 양호한 상태에서 오늘의집 앱 정상 다운로드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3" office:value-type="string" calcext:value-type="string">
            <text:p>1. 인터넷 네트워크 연결이 양호한 상태 </text:p>
            <text:p>2. Google Play Store에 Google 계정 로그인된 상태</text:p>
            <text:p>3. 오늘의집 Android 앱 미설치 상태</text:p>
          </table:table-cell>
          <table:table-cell table:style-name="ce53" office:value-type="string" calcext:value-type="string">
            <text:p>1. Google Play Store실행</text:p>
            <text:p>2. “오늘의집” 검색</text:p>
            <text:p>3. 오늘의집 리스트 영역을 탭</text:p>
            <text:p>4. [설치] 버튼 탭</text:p>
            <text:p>5. 다운로드 및 설치 진행 상태 확인</text:p>
            <text:p>6. 설치 완료 후 “열기” 버튼 확인</text:p>
          </table:table-cell>
          <table:table-cell table:style-name="ce53" office:value-type="string" calcext:value-type="string">
            <text:p>3. 오늘의집 앱 상세 페이지 노출됨</text:p>
            <text:p/>
            <text:p>5. </text:p>
            <text:p>- 설치가 정상적으로 완료되어야 함</text:p>
            <text:p>- 에러 팝업 없이 설치 프로세스가 종료되어야 함</text:p>
            <text:p/>
            <text:p>6. "열기" 버튼이 활성화됨</text:p>
          </table:table-cell>
          <table:table-cell table:style-name="ce56" table:content-validation-name="val2"/>
          <table:table-cell table:style-name="ce63" table:number-columns-repeated="2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인터넷 네트워크 연결이 양호한 상태에서 설치한 앱이 정상적으로 최초 실행되는지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3" office:value-type="string" calcext:value-type="string">
            <text:p>1. 인터넷 네트워크 연결이 양호한 상태</text:p>
            <text:p>2. APP_INSTALL_001에 따라 오늘의집 Android 앱 설치 완료 상태</text:p>
          </table:table-cell>
          <table:table-cell table:style-name="ce53" office:value-type="string" calcext:value-type="string">
            <text:p>1. 앱 서랍에서 오늘의집 앱 아이콘 탭</text:p>
            <text:p>2. 앱 정상 실행 확인</text:p>
          </table:table-cell>
          <table:table-cell table:style-name="ce53" office:value-type="string" calcext:value-type="string">
            <text:p>2. </text:p>
            <text:p>- 앱 로고 페이지가 3초 이내에 노출되었다 사라짐</text:p>
            <text:p>- "Ohouse" 이미지뷰를 포함한 splash 화면이 노출되었다 사라짐</text:p>
            <text:p>- 앱 로고 페이지에서 로그인 화면으로 정상 전환됨</text:p>
          </table:table-cell>
          <table:table-cell table:style-name="ce56" table:content-validation-name="val2"/>
          <table:table-cell table:style-name="ce63"/>
          <table:table-cell table:style-name="ce53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2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인터넷 네트워크 연결이 양호하지 않은 상태에서 설치한 앱이 정상적으로 최초 실행되는지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3" office:value-type="string" calcext:value-type="string">
            <text:p>1. 인터넷 네트워크 연결이 양호하지 않은 상태</text:p>
            <text:p>2. APP_INSTALL_001에 따라 오늘의집 Android 앱 설치 완료 상태</text:p>
          </table:table-cell>
          <table:table-cell table:style-name="ce53" office:value-type="string" calcext:value-type="string">
            <text:p>1. 앱 서랍에서 앱 아이콘 탭</text:p>
            <text:p>2. 앱 정상 실행 확인</text:p>
          </table:table-cell>
          <table:table-cell table:style-name="ce53" office:value-type="string" calcext:value-type="string">
            <text:p>2. </text:p>
            <text:p>- 앱 로고 페이지가 3초 이내에 노출되었다 사라짐</text:p>
            <text:p>- "Ohouse" 이미지뷰를 포함한 splash 화면이 노출되었다 사라짐</text:p>
            <text:p>- 앱 로고 페이지에서 로그인 화면으로 정상 전환됨</text:p>
          </table:table-cell>
          <table:table-cell table:style-name="ce56" table:content-validation-name="val2"/>
          <table:table-cell table:style-name="ce63"/>
          <table:table-cell table:style-name="ce53" office:value-type="string" calcext:value-type="string">
            <text:p>[개선] 네트워크 미연결 상태임을 알리는 안내문구를 추가하여 사용자가 인식할 수 있도록 사용감 개선 고려</text:p>
          </table:table-cell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3</text:p>
          </table:table-cell>
          <table:table-cell table:style-name="ce51" office:value-type="string" calcext:value-type="string">
            <text:p>UI</text:p>
          </table:table-cell>
          <table:table-cell table:style-name="ce52" office:value-type="string" calcext:value-type="string">
            <text:p>로그인 페이지 UI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3" office:value-type="string" calcext:value-type="string">
            <text:p>1. 로그인 페이지 노출된 상태</text:p>
          </table:table-cell>
          <table:table-cell table:style-name="ce53" office:value-type="string" calcext:value-type="string">
            <text:p>1. 화면 구성 요소 확인</text:p>
          </table:table-cell>
          <table:table-cell table:style-name="ce53" office:value-type="string" calcext:value-type="string">
            <text:p>- (오늘의집 로고)</text:p>
            <text:p/>
            <text:p>- "(번개 아이콘) 3초만에 빠른 회원가입" 가이드 이미지</text:p>
            <text:p>- [(카카오톡 로고) 카카오톡으로 계속하기] 카카오 로그인 버튼</text:p>
            <text:p/>
            <text:p>- [네이버 아이콘] 네이버 로그인 버튼</text:p>
            <text:p>- [페이스북 아이콘] 페이스북 로그인 버튼</text:p>
            <text:p>- [애플 아이콘] 애플 로그인 버튼</text:p>
            <text:p/>
            <text:p>- [이메일로 로그인] | [이메일로 가입] 텍스트 버튼</text:p>
            <text:p>- [로그인에 문제가 있으신가요?] 텍스트 버튼</text:p>
            <text:p/>
            <text:p>- [비회원 주문 조회하기] 텍스트 버튼</text:p>
          </table:table-cell>
          <table:table-cell table:style-name="ce56" table:content-validation-name="val2"/>
          <table:table-cell table:style-name="ce63"/>
          <table:table-cell table:style-name="ce63" office:value-type="string" calcext:value-type="string">
            <text:p>- (UI 기획서 : link)</text:p>
          </table:table-cell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4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메일로 로그인 페이지 전환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7" office:value-type="string" calcext:value-type="string">
            <text:p>1. 로그인 페이지 노출된 상태</text:p>
          </table:table-cell>
          <table:table-cell table:style-name="ce52" office:value-type="string" calcext:value-type="string">
            <text:p>1. [이메일로 로그인] 텍스트 버튼 탭</text:p>
          </table:table-cell>
          <table:table-cell table:style-name="ce53" office:value-type="string" calcext:value-type="string">
            <text:p>1. 이메일로 로그인 페이지가 10초 이내에 노출됨</text:p>
          </table:table-cell>
          <table:table-cell table:style-name="ce56" table:content-validation-name="val2"/>
          <table:table-cell table:style-name="ce63"/>
          <table:table-cell table:style-name="ce53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5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메일로 로그인 페이지의 뒤로가기 아이콘 탭 시 로그인 페이지로 복귀하는지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52" office:value-type="string" calcext:value-type="string">
            <text:p>1. 좌측 상단의 [&lt;-] 아이콘 버튼 탭</text:p>
          </table:table-cell>
          <table:table-cell table:style-name="ce57" office:value-type="string" calcext:value-type="string">
            <text:p>1. 로그인 페이지 노출된 상태</text:p>
          </table:table-cell>
          <table:table-cell table:style-name="ce56" table:content-validation-name="val2"/>
          <table:table-cell table:style-name="ce63" table:number-columns-repeated="2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6</text:p>
          </table:table-cell>
          <table:table-cell table:style-name="ce51" office:value-type="string" calcext:value-type="string">
            <text:p>UI</text:p>
          </table:table-cell>
          <table:table-cell table:style-name="ce52" office:value-type="string" calcext:value-type="string">
            <text:p>이메일로 로그인 페이지 UI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53" office:value-type="string" calcext:value-type="string">
            <text:p>1. 화면 구성 요소 확인</text:p>
          </table:table-cell>
          <table:table-cell table:style-name="ce53" office:value-type="string" calcext:value-type="string">
            <text:p>- [&lt;] 아이콘 버튼   |   " 이메일로 로그인" Title text</text:p>
            <text:p>- [이메일] 텍스트 입력란</text:p>
            <text:p>- [비밀번호] 텍스트 입력란</text:p>
            <text:p/>
            <text:p>- [로그인하기] 로그인 버튼</text:p>
            <text:p>- [비밀번호 재설정] 텍스트 버튼</text:p>
          </table:table-cell>
          <table:table-cell table:style-name="ce56" table:content-validation-name="val2"/>
          <table:table-cell table:style-name="ce63"/>
          <table:table-cell table:style-name="ce63" office:value-type="string" calcext:value-type="string">
            <text:p>- (UI 기획서 : link)</text:p>
          </table:table-cell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7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로그인 버튼 비활성화 동작 및 토스트 위젯 안내문구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</table:table-cell>
          <table:table-cell table:style-name="ce60" office:value-type="string" calcext:value-type="string">
            <text:p>1. 이메일 입력란에 빈값 입력</text:p>
            <text:p>2. 비밀번호 입력란에 빈값 입력</text:p>
            <text:p>3. [로그인하기] 로그인 버튼 확인 및 탭</text:p>
            <text:p>4. 이메일 입력란에 임의의 text 입력</text:p>
            <text:p>5. 비밀번호 입력란에 빈값 입력</text:p>
            <text:p>6. [로그인하기] 로그인 버튼 확인 및 탭</text:p>
            <text:p>7. 이메일 입력란에 빈값 입력</text:p>
            <text:p>8. 비밀번호 입력란에 임의의 text 입력</text:p>
            <text:p>9. [로그인하기]로그인 버튼 확인 및 탭</text:p>
          </table:table-cell>
          <table:table-cell table:style-name="ce62" office:value-type="string" calcext:value-type="string">
            <text:p>3, 9. </text:p>
            <text:p>- [로그인하기] 로그인 버튼 비활성화 상태로 유지됨</text:p>
            <text:p>- 하단 영역에 "(오늘의집 아이콘) 이메일을 입력해주세요." 토스트 위젯 노출되었다 사라짐</text:p>
            <text:p/>
            <text:p>6.</text:p>
            <text:p>- [로그인하기] 로그인 버튼 비활성화 상태로 유지됨</text:p>
            <text:p>- 하단 영역에 "(오늘의집 아이콘) 비밀번호를 입력해주세요." 토스트 위젯 노출되었다 사라짐</text:p>
          </table:table-cell>
          <table:table-cell table:style-name="ce56" table:content-validation-name="val2"/>
          <table:table-cell table:style-name="ce64"/>
          <table:table-cell table:style-name="ce62" office:value-type="string" calcext:value-type="string">
            <text:p>* <text:s/>[로그인하기] 로그인 버튼이 비활성화처럼 보여도 Soft Disabled 방식으로 시스템 속성이 enabled=true임을 주의 </text:p>
          </table:table-cell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8</text:p>
          </table:table-cell>
          <table:table-cell table:style-name="ce51" office:value-type="string" calcext:value-type="string">
            <text:p>기능</text:p>
          </table:table-cell>
          <table:table-cell table:style-name="ce53" office:value-type="string" calcext:value-type="string">
            <text:p>올바른 계정으로 로그인 시도 시 로그인 성공 동작 확인</text:p>
          </table:table-cell>
          <table:table-cell table:style-name="ce56" table:content-validation-name="val1" office:value-type="string" calcext:value-type="string">
            <text:p>P1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58" office:value-type="string" calcext:value-type="string">
            <text:p>1. 이메일 입력란에 보유한 계정의 이메일 text 입력</text:p>
            <text:p>2. 비밀번호 입력란에 보유한 계정의 비밀번호 text 입력</text:p>
            <text:p>3. [로그인하기] 로그인 버튼 탭</text:p>
          </table:table-cell>
          <table:table-cell table:style-name="ce62" office:value-type="string" calcext:value-type="string">
            <text:p>2. </text:p>
            <text:p>- 비밀번호 입력란에 입력한 text가 마스킹되어 노출됨</text:p>
            <text:p>- [로그인하기] 버튼 활성화됨</text:p>
            <text:p>3. </text:p>
            <text:p>- 중앙 영역에 "로그인 중입니다." 안내문구의 팝업창 노출되었다 사라짐</text:p>
            <text:p>- 로그인 성공하여 오늘의집 메인 페이지가 10초 이내에 노출됨</text:p>
          </table:table-cell>
          <table:table-cell table:style-name="ce56" table:content-validation-name="val2"/>
          <table:table-cell table:style-name="ce64"/>
          <table:table-cell table:style-name="ce62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09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로그인 시도 시 로그인 실패 동작 확인</text:p>
          </table:table-cell>
          <table:table-cell table:style-name="ce56" table:content-validation-name="val1" office:value-type="string" calcext:value-type="string">
            <text:p>P2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가 아닌 임의의 text 입력</text:p>
            <text:p>3. [로그인하기] 로그인 버튼 탭</text:p>
          </table:table-cell>
          <table:table-cell table:style-name="ce62" office:value-type="string" calcext:value-type="string">
            <text:p>2.</text:p>
            <text:p>- 비밀번호 입력란에 입력한 text가 마스킹되어 노출됨</text:p>
            <text:p/>
            <text:p>3. </text:p>
            <text:p>- 중앙 영역에 "로그인 중입니다." 안내문구의 팝업창 노출되었다 사라짐</text:p>
            <text:p>- 하단 영역에 "10번 실패하면 10분간 로그인이 제한돼요. ({로그인 실패한 횟수}/10)" 안내문구의 텍스트뷰 위젯 노출되었다 사라짐</text:p>
          </table:table-cell>
          <table:table-cell table:style-name="ce56" table:content-validation-name="val2"/>
          <table:table-cell table:style-name="ce64"/>
          <table:table-cell table:style-name="ce62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0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연속 10회 미만 로그인 시도 후 로그인 성공 시 로그인 실패 횟수 초기화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  <text:p>3. 잘못된 비밀번호로 로그인 연속 3회 시도된 상태</text:p>
          </table:table-cell>
          <table:table-cell table:style-name="ce61" office:value-type="string" calcext:value-type="string">
            <text:p>1. 가입된 계정과 일치하는 이메일 입력 후 입력한 이메일의 비밀번호가 아닌 임의의 text의 비밀번호로 로그인 시도</text:p>
            <text:p>2. 가입된 계정의 정보와 올바른 이메일과 비밀번호 로그인</text:p>
            <text:p>3. 메인 홈페이지의 하단 footer의 [마이페이지] 버튼 클릭 후 우측 상단의 [설정] 아이콘 버튼 탭</text:p>
            <text:p>4. 페이지 최하단으로 스크롤하여 [로그아웃] 버튼 탭</text:p>
            <text:p>5. [이메일로 로그인] 텍스트 버튼 탭</text:p>
            <text:p>6. 가입된 계정과 일치하는 이메일 입력 후 입력한 이메일의 비밀번호가 아닌 임의의 text의 비밀번호로 로그인 시도</text:p>
          </table:table-cell>
          <table:table-cell table:style-name="ce62" office:value-type="string" calcext:value-type="string">
            <text:p>1. </text:p>
            <text:p>- 중앙 영역에 "로그인 중입니다." 안내문구의 팝업창 노출되었다 사라짐</text:p>
            <text:p>- 하단 영역에 "10번 실패하면 10분간 로그인이 제한돼요. (4/10)" 안내문구의 텍스트뷰 위젯 노출되었다 사라짐</text:p>
            <text:p/>
            <text:p>2. 로그인 성공하여 오늘의집 메인 페이지가 10초 이내에 노출됨</text:p>
            <text:p/>
            <text:p>3. 설정 페이지가 10초 이내에 노출됨</text:p>
            <text:p/>
            <text:p>4. </text:p>
            <text:p>- 하단에 "(오늘의집 아이콘) 로그아웃 되었습니다." 토스트 위젯 노출되었다 사라짐</text:p>
            <text:p>- 로그아웃되어 로그인 페이지가 10초 이내에 노출됨</text:p>
            <text:p/>
            <text:p>5. 이메일로 로그인 페이지가 10초 이내에 노출됨</text:p>
            <text:p/>
            <text:p>6. </text:p>
            <text:p>- 로그인 실패 횟수가 초기화되어 하단 영역에 "10번 실패하면 10분간 로그인이 제한돼요. (1/10)" 안내문구의 텍스트뷰 위젯 노출되었다 사라짐</text:p>
          </table:table-cell>
          <table:table-cell table:style-name="ce56" table:content-validation-name="val2"/>
          <table:table-cell table:style-name="ce63"/>
          <table:table-cell table:style-name="ce53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1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잘못된 비밀번호로 연속 10회 로그인 시도 시 로그인 재한 동작되어 10분간 로그인 시도 불가한지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8" office:value-type="string" calcext:value-type="string">
            <text:p>1. 이메일로 로그인 페이지 노출된 상태</text:p>
            <text:p>2. 가입된 계정 보유한 상태</text:p>
            <text:p>3. 가입된 계정과 다른 이메일 또는 비밀번호로 로그인 시도 9회 시도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가 아닌 임의의 text 입력</text:p>
            <text:p>3. [로그인하기] 로그인 버튼 탭</text:p>
            <text:p>4. 마지막 로그인 시도 후 10분 경과 전 가입된 계정과 다른 이메일 또는 비밀번호로 로그인 시도</text:p>
            <text:p>5. 마지막 로그인 시도 후 10분 경과 후 가입된 계정과 일치하는 이메일과 비밀번호로 로그인 시도</text:p>
          </table:table-cell>
          <table:table-cell table:style-name="ce60" office:value-type="string" calcext:value-type="string">
            <text:p>3, 4. </text:p>
            <text:p>- 중앙 영역에 "로그인 중입니다." 안내문구의 팝업창 노출되었다 사라짐</text:p>
            <text:p>- 하단 영역에 "로그인이 제한되었어요. 10분 후 다시 시도해주세요." 안내문구의 텍스트뷰  위젯 노출되었다 사라짐</text:p>
            <text:p/>
            <text:p>5. 로그인 성공하여 오늘의집 메인 페이지가 10초 이내에 노출됨</text:p>
          </table:table-cell>
          <table:table-cell table:style-name="ce56" table:content-validation-name="val2"/>
          <table:table-cell table:style-name="ce63"/>
          <table:table-cell table:style-name="ce53"/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2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로그인 시도 시 네트워크 연결 해제 상황에서 로그인 불가와 오류 처리 적합성 확인 및 네트워크 연결 재개 시 정상 로그인 가능한지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7" office:value-type="string" calcext:value-type="string">
            <text:p>1. 이메일로 로그인 페이지 노출된 상태</text:p>
            <text:p>2. 가입된 계정 보유한 상태</text:p>
          </table:table-cell>
          <table:table-cell table:style-name="ce61" office:value-type="string" calcext:value-type="string">
            <text:p>1. 이메일 입력란에 보유한 계정의 이메일 text 입력</text:p>
            <text:p>2. 비밀번호 입력란에 보유한 계정의 비밀번호 text 입력</text:p>
            <text:p>3. 기기의 인터넷 네트워크 연결 기능 off</text:p>
            <text:p>4. [로그인하기] 로그인 버튼 탭</text:p>
            <text:p>5. 기기의 인터넷 네트워크 연결 기능 on</text:p>
            <text:p>6. 이메일 입력란에 보유한 계정의 이메일 text 입력</text:p>
            <text:p>7. 비밀번호 입력란에 보유한 계정의 비밀번호 text 입력</text:p>
            <text:p>8. [로그인하기] 로그인 버튼 탭</text:p>
          </table:table-cell>
          <table:table-cell table:style-name="ce58" office:value-type="string" calcext:value-type="string">
            <text:p>4.</text:p>
            <text:p>- 중앙 영역에 "로그인 중입니다." 안내문구의 팝업창 노출되었다 사라짐</text:p>
            <text:p>- 하단 영역에 "Unable to solve host "ohous.se": No address associated with hostname" 안내문구의 토스트 위젯 노출되었다 사라짐</text:p>
            <text:p/>
            <text:p>8. 로그인 성공하여 오늘의집 메인 페이지가 10초 이내에 노출됨</text:p>
          </table:table-cell>
          <table:table-cell table:style-name="ce56" table:content-validation-name="val2"/>
          <table:table-cell table:style-name="ce63"/>
          <table:table-cell table:style-name="ce53" office:value-type="string" calcext:value-type="string">
            <text:p>[개선] 토스트 팝업의 안내문구를 사용자 친화성 향상을 위해 한글로 지원하고 그 내용을 인터넷 연결이 끊겨있다는 문장으로 변경 제안 필요</text:p>
          </table:table-cell>
          <table:table-cell table:style-name="ce51"/>
          <table:table-cell table:style-name="ce65"/>
          <table:table-cell table:number-columns-repeated="1012"/>
        </table:table-row>
        <table:table-row table:style-name="ro1">
          <table:table-cell table:style-name="ce51" office:value-type="string" calcext:value-type="string">
            <text:p>LOGIN_013</text:p>
          </table:table-cell>
          <table:table-cell table:style-name="ce51" office:value-type="string" calcext:value-type="string">
            <text:p>기능</text:p>
          </table:table-cell>
          <table:table-cell table:style-name="ce52" office:value-type="string" calcext:value-type="string">
            <text:p>이미 로그인된 상태에서 앱 재실행 동작 시 메인 홈페이지 노출 확인</text:p>
          </table:table-cell>
          <table:table-cell table:style-name="ce56" table:content-validation-name="val1" office:value-type="string" calcext:value-type="string">
            <text:p>P3</text:p>
          </table:table-cell>
          <table:table-cell table:style-name="ce59" office:value-type="string" calcext:value-type="string">
            <text:p>1. 이미 가입된 계정으로 로그인되어 앱 실행된 상태</text:p>
          </table:table-cell>
          <table:table-cell table:style-name="ce61" office:value-type="string" calcext:value-type="string">
            <text:p>1. 앱 종료</text:p>
            <text:p>2. 앱 아이콘 탭하여 앱 실행</text:p>
          </table:table-cell>
          <table:table-cell table:style-name="ce53" office:value-type="string" calcext:value-type="string">
            <text:p>2. 로그인 성공하여 오늘의집 메인 페이지가 10초 이내에 노출됨</text:p>
          </table:table-cell>
          <table:table-cell table:style-name="ce56" table:content-validation-name="val2"/>
          <table:table-cell table:style-name="ce63"/>
          <table:table-cell table:style-name="ce53"/>
          <table:table-cell table:style-name="ce51"/>
          <table:table-cell table:style-name="ce65"/>
          <table:table-cell table:number-columns-repeated="101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. </number:text>
      <number:month number:style="long"/>
      <number:text>. </number:text>
      <number:day number:style="long"/>
    </number:date-style>
    <number:date-style style:name="N126">
      <number:year number:style="long"/>
      <number:text>. </number:text>
      <number:month/>
      <number:text>. </number:text>
      <number:day/>
    </number:date-style>
    <number:percentage-style style:name="N127">
      <number:number number:decimal-places="1" loext:min-decimal-places="1" number:min-integer-digits="1"/>
      <number:text>%</number:text>
    </number:percentage-style>
    <number:date-style style:name="N128">
      <number:year/>
      <number:text>. </number:text>
      <number:month number:style="long"/>
      <number:text>. 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0" meta:object-count="0"/>
    <meta:generator>LibreOfficeDev/6.0.5.2$Linux_X86_64 LibreOffice_project/</meta:generator>
  </office:meta>
</office:document-meta>
</file>